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ctnessPerStubbingWithRunnerTest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ctnessPerStubbingWithRunnerTest.unnecessary_stubb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ctnessPerStubbingWithRunnerTest.potential_stubbing_probl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